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d63b" officeooo:paragraph-rsid="0000d63b"/>
    </style:style>
    <style:style style:name="P2" style:family="paragraph" style:parent-style-name="Standard">
      <style:text-properties officeooo:rsid="00028725" officeooo:paragraph-rsid="00028725"/>
    </style:style>
    <style:style style:name="P3" style:family="paragraph" style:parent-style-name="Standard">
      <style:text-properties officeooo:rsid="00037e15" officeooo:paragraph-rsid="00037e15"/>
    </style:style>
    <style:style style:name="P4" style:family="paragraph" style:parent-style-name="Standard">
      <style:text-properties officeooo:rsid="00051ec5" officeooo:paragraph-rsid="00051ec5"/>
    </style:style>
    <style:style style:name="T1" style:family="text">
      <style:text-properties officeooo:rsid="00028725"/>
    </style:style>
    <style:style style:name="T2" style:family="text">
      <style:text-properties officeooo:rsid="00037e15"/>
    </style:style>
    <style:style style:name="T3" style:family="text">
      <style:text-properties officeooo:rsid="00051e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amiliarização com o texto</text:p>
      <text:p text:style-name="P1"/>
      <text:p text:style-name="P1">1) Sobre comida orgânica e fazendas que utilizão quimica para cultivar.</text:p>
      <text:p text:style-name="P1"/>
      <text:p text:style-name="P1">2) Fala sobre estudos que mostram que comidas orgânicas apresentação vantagens nutricionais para com comidas não organicas, mas ainda há pessoas que não acreditam nesta informação.</text:p>
      <text:p text:style-name="P1"/>
      <text:p text:style-name="P1">3) [<text:span text:style-name="T1">2</text:span>] <text:span text:style-name="T1">Relato de um estudo feito sobre as direnças nutricionais entre os produtos orgânicos e não-orgânicos.</text:span></text:p>
      <text:p text:style-name="P1">[<text:span text:style-name="T1">4</text:span>] <text:span text:style-name="T1">Os benefícios do cultivo dos produtos orgânicos para o bem-estar dos animais e para o meio-ambiente.</text:span></text:p>
      <text:p text:style-name="P1">[<text:span text:style-name="T1">1</text:span>] <text:span text:style-name="T1">Os efeitos dos produtos químicos usados na agricultura tradicional para a saúde.</text:span></text:p>
      <text:p text:style-name="P1">[<text:span text:style-name="T1">5</text:span>] <text:span text:style-name="T1">A importância da agricultura de produtos orgânicos para o futuro do planeta.</text:span></text:p>
      <text:p text:style-name="P1">[<text:span text:style-name="T1">3</text:span>] <text:span text:style-name="T1">A opção por produtos orgânicos vai além da questão nutricional.</text:span></text:p>
      <text:p text:style-name="P1"/>
      <text:p text:style-name="P2">4) a] Infertilidade do homem e disordem do sistema nervoso.</text:p>
      <text:p text:style-name="P2"/>
      <text:p text:style-name="P2">B] Os orgânicos apresentão altos níveis de beneficios nutricionais como os travonoids e a beta carotene em comparação com os não-orgânicos.</text:p>
      <text:p text:style-name="P2"/>
      <text:p text:style-name="P2">C] <text:span text:style-name="T2">Pois eles entendem que os alimentos orgânicos são mais benéficos.</text:span></text:p>
      <text:p text:style-name="P2"/>
      <text:p text:style-name="P3">D] Fazendas orgânicas tem 30% mais especies e 50% mais vida selvagem.</text:p>
      <text:p text:style-name="P3"/>
      <text:p text:style-name="P3">Apresentação e prática de aspecto linguístico (grupos nominais)</text:p>
      <text:p text:style-name="P3"/>
      <text:p text:style-name="P3">1) IMF – Fundo Monetário Internacional</text:p>
      <text:p text:style-name="P3">EU – União Européia</text:p>
      <text:p text:style-name="P3">UNO – Organização das Nasções Unidas</text:p>
      <text:p text:style-name="P3"/>
      <text:p text:style-name="P3">2) a] apple -</text:p>
      <text:p text:style-name="P3">b] effects – Efeitos a longo prazo de plantações quimicas para humanos.</text:p>
      <text:p text:style-name="P3">C] content – O conteúdo nutricional de comida orgânica.</text:p>
      <text:p text:style-name="P3">D] food – Comida não-orgânica.</text:p>
      <text:p text:style-name="P3">e] levels – Altos níveis de nutrientes benéficos.</text:p>
      <text:p text:style-name="P3">F] buyers – Compradores regulares de comida orgânica.</text:p>
      <text:p text:style-name="P3">G] a<text:span text:style-name="T3">dvantages – As vantagens para o meio ambiente.</text:span></text:p>
      <text:p text:style-name="P4">H] fertilizer – Fertilizante de nitrogênio artificial.</text:p>
      <text:p text:style-name="P4">I] impacts – Impáctos severos na vida selvagem.</text:p>
      <text:p text:style-name="P4"/>
      <text:p text:style-name="P4">3)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7T08:35:42.145188472</meta:creation-date>
    <dc:date>2021-03-17T09:11:42.823148826</dc:date>
    <meta:editing-duration>PT3M50S</meta:editing-duration>
    <meta:editing-cycles>1</meta:editing-cycles>
    <meta:document-statistic meta:table-count="0" meta:image-count="0" meta:object-count="0" meta:page-count="1" meta:paragraph-count="26" meta:word-count="250" meta:character-count="1636" meta:non-whitespace-character-count="1400"/>
    <meta:generator>LibreOffice/6.4.6.2$Linux_X86_64 LibreOffice_project/40$Build-2</meta:generator>
  </office:meta>
</office:document-meta>
</file>